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9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ang_rao_pass_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左前方-照片:[没有三角架]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左前方-照片:[车标不正确][车牌号不正确]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左前方-照片:[车标数据信息暂缺][车牌号不正确]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左前方-照片:[车牌号不正确]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9882" calcext:value-type="float">
            <text:p>9882</text:p>
          </table:table-cell>
          <table:table-cell table:formula="of:=[.B5]/SUM([.B1:.B5])" office:value-type="float" office:value="0.985833998403831" calcext:value-type="float">
            <text:p>0.9858339984</text:p>
          </table:table-cell>
        </table:table-row>
        <table:table-row table:style-name="ro1">
          <table:table-cell office:value-type="string" calcext:value-type="string">
            <text:p>右后方-照片:[没有三角架]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右后方-照片:[车标数据信息暂缺][车牌号不正确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右后方-照片:[车标数据信息暂缺][车牌号不正确][没有三角架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右后方-照片:[车牌号不正确]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右后方照片:[没有三角架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9884" calcext:value-type="float">
            <text:p>9884</text:p>
          </table:table-cell>
          <table:table-cell table:formula="of:=[.B11]/SUM([.B6:.B11])" office:value-type="float" office:value="0.984854523714627" calcext:value-type="float">
            <text:p>0.9848545237</text:p>
          </table:table-cell>
        </table:table-row>
        <table:table-row table:style-name="ro1">
          <table:table-cell office:value-type="string" calcext:value-type="string">
            <text:p>车架号-照片:[车架号不正确]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8937" calcext:value-type="float">
            <text:p>8937</text:p>
          </table:table-cell>
          <table:table-cell table:formula="of:=[.B13]/SUM([.B12:.B13])" office:value-type="float" office:value="0.943816664906537" calcext:value-type="float">
            <text:p>0.9438166649</text:p>
          </table:table-cell>
        </table:table-row>
        <table:table-row table:style-name="ro1">
          <table:table-cell office:value-type="string" calcext:value-type="string">
            <text:p>安全带-照片:[没有安全带]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100" calcext:value-type="float">
            <text:p>100</text:p>
          </table:table-cell>
          <table:table-cell table:style-name="ce1" table:formula="of:=[.B15]/SUM([.B14:.B15])" office:value-type="float" office:value="0.87719298245614" calcext:value-type="float">
            <text:p>0.8771929825</text:p>
          </table:table-cell>
        </table:table-row>
        <table:table-row table:style-name="ro1">
          <table:table-cell office:value-type="string" calcext:value-type="string">
            <text:p>行驶证-照片:[车架号不正确]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行驶证-照片:[车牌号不正确]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行驶证-照片:[车牌号不正确][车架号不正确]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8716" calcext:value-type="float">
            <text:p>8716</text:p>
          </table:table-cell>
          <table:table-cell table:formula="of:=[.B19]/SUM([.B16:.B19])" office:value-type="float" office:value="0.949972752043597" calcext:value-type="float">
            <text:p>0.949972752</text:p>
          </table:table-cell>
        </table:table-row>
        <table:table-row table:style-name="ro1">
          <table:table-cell office:value-type="string" calcext:value-type="string">
            <text:p>牌证申请表-照片:[车牌号不正确]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8358" calcext:value-type="float">
            <text:p>8358</text:p>
          </table:table-cell>
          <table:table-cell table:formula="of:=[.B21]/SUM([.B20:.B21])" office:value-type="float" office:value="0.944513504350774" calcext:value-type="float">
            <text:p>0.9445135044</text:p>
          </table:table-cell>
        </table:table-row>
        <table:table-row table:style-name="ro1">
          <table:table-cell office:value-type="string" calcext:value-type="string">
            <text:p>交强险-照片:[检验日期不在保险有效期内][车架号不正确]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交强险-照片:[检验日期不在保险有效期内][车架号不正确][没有印章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交强险-照片:[检验日期不在保险有效期内][车牌号不正确]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交强险-照片:[检验日期不在保险有效期内][车牌号不正确][车架号不正确]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交强险-照片:[检验日期不在保险有效期内][车牌号不正确][车架号不正确][没有印章]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交强险-照片:[车架号不正确]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交强险-照片:[车牌号不正确]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string" calcext:value-type="string">
            <text:p>交强险-照片:[车牌号不正确][车架号不正确]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7174" calcext:value-type="float">
            <text:p>7174</text:p>
          </table:table-cell>
          <table:table-cell table:style-name="ce1" table:formula="of:=[.B30]/SUM([.B22:.B30])" office:value-type="float" office:value="0.850806451612903" calcext:value-type="float">
            <text:p>0.8508064516</text:p>
          </table:table-cell>
        </table:table-row>
        <table:table-row table:style-name="ro1">
          <table:table-cell office:value-type="string" calcext:value-type="string">
            <text:p>检验报告-照片:[数据项不正确]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检验报告-照片:[没有印章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检验报告-照片:[车架号不正确]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string" calcext:value-type="string">
            <text:p>检验报告-照片:[车架号不正确][数据项不正确]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检验报告-照片:[车牌号不正确]</text:p>
          </table:table-cell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string" calcext:value-type="string">
            <text:p>检验报告-照片:[车牌号不正确][数据项不正确]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检验报告-照片:[车牌号不正确][车架号不正确]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检验报告-照片:[车牌号不正确][车架号不正确][数据项不正确]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5205" calcext:value-type="float">
            <text:p>5205</text:p>
          </table:table-cell>
          <table:table-cell table:style-name="ce1" table:formula="of:=[.B39]/SUM([.B31:.B39])" office:value-type="float" office:value="0.633134655151441" calcext:value-type="float">
            <text:p>0.6331346552</text:p>
          </table:table-cell>
        </table:table-row>
        <table:table-row table:style-name="ro1">
          <table:table-cell office:value-type="string" calcext:value-type="string">
            <text:p>机动车查验记录表-照片:[检验表不符合标准]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9156" calcext:value-type="float">
            <text:p>9156</text:p>
          </table:table-cell>
          <table:table-cell table:formula="of:=[.B41]/SUM([.B40:.B41])" office:value-type="float" office:value="0.916424782304074" calcext:value-type="float">
            <text:p>0.9164247823</text:p>
          </table:table-cell>
        </table:table-row>
        <table:table-row table:style-name="ro1">
          <table:table-cell office:value-type="string" calcext:value-type="string">
            <text:p>尾气检测报告-照片:[检查结论不通过]</text:p>
          </table:table-cell>
          <table:table-cell office:value-type="float" office:value="7660" calcext:value-type="float">
            <text:p>7660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2256" calcext:value-type="float">
            <text:p>2256</text:p>
          </table:table-cell>
          <table:table-cell table:style-name="ce1" table:formula="of:=[.B42]/SUM([.B42:.B43])" office:value-type="float" office:value="0.772488906817265" calcext:value-type="float">
            <text:p>0.7724889068</text:p>
          </table:table-cell>
        </table:table-row>
        <table:table-row table:style-name="ro1">
          <table:table-cell office:value-type="string" calcext:value-type="string">
            <text:p>左灯光工位-照片:[车灯未亮]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9828" calcext:value-type="float">
            <text:p>9828</text:p>
          </table:table-cell>
          <table:table-cell table:formula="of:=[.B45]/SUM([.B44:.B45])" office:value-type="float" office:value="0.988334674175382" calcext:value-type="float">
            <text:p>0.9883346742</text:p>
          </table:table-cell>
        </table:table-row>
        <table:table-row table:style-name="ro1">
          <table:table-cell office:value-type="string" calcext:value-type="string">
            <text:p>右灯光工位-照片:[车灯未亮]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9831" calcext:value-type="float">
            <text:p>9831</text:p>
          </table:table-cell>
          <table:table-cell table:formula="of:=[.B47]/SUM([.B46:.B47])" office:value-type="float" office:value="0.988338192419825" calcext:value-type="float">
            <text:p>0.9883381924</text:p>
          </table:table-cell>
        </table:table-row>
        <table:table-row table:style-name="ro1">
          <table:table-cell office:value-type="string" calcext:value-type="string">
            <text:p>一轴制动工位-照片:[车轮位置不对]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9538" calcext:value-type="float">
            <text:p>9538</text:p>
          </table:table-cell>
          <table:table-cell table:formula="of:=[.B49]/SUM([.B48:.B49])" office:value-type="float" office:value="0.955711422845691" calcext:value-type="float">
            <text:p>0.9557114228</text:p>
          </table:table-cell>
        </table:table-row>
        <table:table-row table:style-name="ro1">
          <table:table-cell office:value-type="string" calcext:value-type="string">
            <text:p>二轴制动工位-照片:[车轮位置不对]</text:p>
          </table:table-cell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8814" calcext:value-type="float">
            <text:p>8814</text:p>
          </table:table-cell>
          <table:table-cell table:style-name="ce1" table:formula="of:=[.B51]/SUM([.B50:.B51])" office:value-type="float" office:value="0.883166332665331" calcext:value-type="float">
            <text:p>0.8831663327</text:p>
          </table:table-cell>
        </table:table-row>
        <table:table-row table:style-name="ro1">
          <table:table-cell office:value-type="string" calcext:value-type="string">
            <text:p>底盘动态检验开始-照片:车未移动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80" calcext:value-type="float">
            <text:p>80</text:p>
          </table:table-cell>
          <table:table-cell table:style-name="ce1" table:formula="of:=[.B53]/SUM([.B52:.B53])" office:value-type="float" office:value="0.274914089347079" calcext:value-type="float">
            <text:p>0.2749140893</text:p>
          </table:table-cell>
        </table:table-row>
        <table:table-row table:style-name="ro1">
          <table:table-cell office:value-type="string" calcext:value-type="string">
            <text:p>底盘动态检验结束-照片:车未移动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80" calcext:value-type="float">
            <text:p>80</text:p>
          </table:table-cell>
          <table:table-cell table:style-name="ce1" table:formula="of:=[.B55]/SUM([.B54:.B55])" office:value-type="float" office:value="0.274914089347079" calcext:value-type="float">
            <text:p>0.27491408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驻车制动工位-照片:[车牌号不正确]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string" calcext:value-type="string">
            <text:p>底盘检验-照片:[底盘不在工位][车牌号不正确]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string" calcext:value-type="string">
            <text:p>底盘检验-照片:[没有检验员]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4114" calcext:value-type="float">
            <text:p>4114</text:p>
          </table:table-cell>
          <table:table-cell table:style-name="ce1" table:formula="of:=[.B60]/SUM([.B57:.B60])" office:value-type="float" office:value="0.532418791251456" calcext:value-type="float">
            <text:p>0.5324187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15:07:25.879592599</dc:date>
    <meta:editing-duration>PT5M36S</meta:editing-duration>
    <meta:editing-cycles>1</meta:editing-cycles>
    <meta:document-statistic meta:table-count="1" meta:cell-count="135" meta:object-count="0"/>
    <meta:generator>LibreOffice/5.1.6.2$Linux_X86_64 LibreOffice_project/10m0$Build-2</meta:generator>
  </office:meta>
</office:document-meta>
</file>